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3.1 Mean and Vari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7917" calcext:value-type="float">
            <text:p>3.7917</text:p>
          </table:table-cell>
          <table:table-cell office:value-type="float" office:value="2.7546" calcext:value-type="float">
            <text:p>2.7546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.4742" calcext:value-type="float">
            <text:p>3.4742</text:p>
          </table:table-cell>
          <table:table-cell office:value-type="float" office:value="3.0452" calcext:value-type="float">
            <text:p>3.0452</text:p>
          </table:table-cell>
          <table:table-cell table:number-columns-repeated="3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3.4983" calcext:value-type="float">
            <text:p>3.4983</text:p>
          </table:table-cell>
          <table:table-cell office:value-type="float" office:value="2.9204" calcext:value-type="float">
            <text:p>2.9204</text:p>
          </table:table-cell>
          <table:table-cell table:number-columns-repeated="3"/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3.5007" calcext:value-type="float">
            <text:p>3.5007</text:p>
          </table:table-cell>
          <table:table-cell office:value-type="float" office:value="2.9217" calcext:value-type="float">
            <text:p>2.9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tical</text:p>
          </table:table-cell>
          <table:table-cell office:value-type="float" office:value="3.5" calcext:value-type="float">
            <text:p>3.5</text:p>
          </table:table-cell>
          <table:table-cell office:value-type="float" office:value="2.9167" calcext:value-type="float">
            <text:p>2.916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2 Mean and Vari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ample mean</text:p>
          </table:table-cell>
          <table:table-cell office:value-type="string" calcext:value-type="string">
            <text:p>sample variance</text:p>
          </table:table-cell>
          <table:table-cell office:value-type="string" calcext:value-type="string">
            <text:p>population mean</text:p>
          </table:table-cell>
          <table:table-cell office:value-type="string" calcext:value-type="string">
            <text:p>population variance</text:p>
          </table:table-cell>
        </table:table-row>
        <table:table-row table:style-name="ro1">
          <table:table-cell office:value-type="float" office:value="100" calcext:value-type="float" table:number-columns-spanned="1" table:number-rows-spanned="3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2.17" calcext:value-type="float">
            <text:p>2.17</text:p>
          </table:table-cell>
          <table:table-cell office:value-type="float" office:value="2.3445" calcext:value-type="float">
            <text:p>2.344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0.9" calcext:value-type="float">
            <text:p>0.9</text:p>
          </table:table-cell>
          <table:table-cell office:value-type="float" office:value="1.07" calcext:value-type="float">
            <text:p>1.07</text:p>
          </table:table-cell>
          <table:table-cell office:value-type="float" office:value="0.065758" calcext:value-type="float">
            <text:p>0.065758</text:p>
          </table:table-cell>
          <table:table-cell office:value-type="float" office:value="1.1111" calcext:value-type="float">
            <text:p>1.1111</text:p>
          </table:table-cell>
          <table:table-cell office:value-type="float" office:value="0.12346" calcext:value-type="float">
            <text:p>0.12346</text:p>
          </table:table-cell>
        </table:table-row>
        <table:table-row table:style-name="ro1">
          <table:covered-table-cell/>
          <table:table-cell office:value-type="float" office:value="0.1" calcext:value-type="float">
            <text:p>0.1</text:p>
          </table:table-cell>
          <table:table-cell office:value-type="float" office:value="10.1" calcext:value-type="float">
            <text:p>10.1</text:p>
          </table:table-cell>
          <table:table-cell office:value-type="float" office:value="90.9394" calcext:value-type="float">
            <text:p>90.939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00" calcext:value-type="float" table:number-columns-spanned="1" table:number-rows-spanned="3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.952" calcext:value-type="float">
            <text:p>1.952</text:p>
          </table:table-cell>
          <table:table-cell office:value-type="float" office:value="1.6233" calcext:value-type="float">
            <text:p>1.623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0.9" calcext:value-type="float">
            <text:p>0.9</text:p>
          </table:table-cell>
          <table:table-cell office:value-type="float" office:value="1.095" calcext:value-type="float">
            <text:p>1.095</text:p>
          </table:table-cell>
          <table:table-cell office:value-type="float" office:value="0.096071" calcext:value-type="float">
            <text:p>0.096071</text:p>
          </table:table-cell>
          <table:table-cell office:value-type="float" office:value="1.1111" calcext:value-type="float">
            <text:p>1.1111</text:p>
          </table:table-cell>
          <table:table-cell office:value-type="float" office:value="0.12346" calcext:value-type="float">
            <text:p>0.12346</text:p>
          </table:table-cell>
        </table:table-row>
        <table:table-row table:style-name="ro1">
          <table:covered-table-cell/>
          <table:table-cell office:value-type="float" office:value="0.1" calcext:value-type="float">
            <text:p>0.1</text:p>
          </table:table-cell>
          <table:table-cell office:value-type="float" office:value="10.674" calcext:value-type="float">
            <text:p>10.674</text:p>
          </table:table-cell>
          <table:table-cell office:value-type="float" office:value="113.8776" calcext:value-type="float">
            <text:p>113.877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000" calcext:value-type="float" table:number-columns-spanned="1" table:number-rows-spanned="3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2.0079" calcext:value-type="float">
            <text:p>2.0079</text:p>
          </table:table-cell>
          <table:table-cell office:value-type="float" office:value="2.0868" calcext:value-type="float">
            <text:p>2.086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0.9" calcext:value-type="float">
            <text:p>0.9</text:p>
          </table:table-cell>
          <table:table-cell office:value-type="float" office:value="1.1166" calcext:value-type="float">
            <text:p>1.1166</text:p>
          </table:table-cell>
          <table:table-cell office:value-type="float" office:value="0.12602" calcext:value-type="float">
            <text:p>0.12602</text:p>
          </table:table-cell>
          <table:table-cell office:value-type="float" office:value="1.111" calcext:value-type="float">
            <text:p>1.111</text:p>
          </table:table-cell>
          <table:table-cell office:value-type="float" office:value="0.12346" calcext:value-type="float">
            <text:p>0.12346</text:p>
          </table:table-cell>
        </table:table-row>
        <table:table-row table:style-name="ro1">
          <table:covered-table-cell/>
          <table:table-cell office:value-type="float" office:value="0.1" calcext:value-type="float">
            <text:p>0.1</text:p>
          </table:table-cell>
          <table:table-cell office:value-type="float" office:value="10.0403" calcext:value-type="float">
            <text:p>10.0403</text:p>
          </table:table-cell>
          <table:table-cell office:value-type="float" office:value="91.9411" calcext:value-type="float">
            <text:p>91.941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3 Mean and Vari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string" calcext:value-type="string">
            <text:p>sample mean</text:p>
          </table:table-cell>
          <table:table-cell office:value-type="string" calcext:value-type="string">
            <text:p>sample variance</text:p>
          </table:table-cell>
          <table:table-cell office:value-type="string" calcext:value-type="string">
            <text:p>population mean</text:p>
          </table:table-cell>
          <table:table-cell office:value-type="string" calcext:value-type="string">
            <text:p>population varianc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542" calcext:value-type="float">
            <text:p>1.6542</text:p>
          </table:table-cell>
          <table:table-cell office:value-type="float" office:value="1.1219" calcext:value-type="float">
            <text:p>1.12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384" calcext:value-type="float">
            <text:p>1.9384</text:p>
          </table:table-cell>
          <table:table-cell office:value-type="float" office:value="3.3917" calcext:value-type="float">
            <text:p>3.39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.0069" calcext:value-type="float">
            <text:p>2.0069</text:p>
          </table:table-cell>
          <table:table-cell office:value-type="float" office:value="3.9972" calcext:value-type="float">
            <text:p>3.99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4 Mean and Vari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ample mean</text:p>
          </table:table-cell>
          <table:table-cell office:value-type="string" calcext:value-type="string">
            <text:p>sample variance</text:p>
          </table:table-cell>
          <table:table-cell office:value-type="string" calcext:value-type="string">
            <text:p>population mean</text:p>
          </table:table-cell>
          <table:table-cell office:value-type="string" calcext:value-type="string">
            <text:p>population varianc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17784" calcext:value-type="float">
            <text:p>-0.17784</text:p>
          </table:table-cell>
          <table:table-cell office:value-type="float" office:value="1.5322" calcext:value-type="float">
            <text:p>1.53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4481" calcext:value-type="float">
            <text:p>0.014481</text:p>
          </table:table-cell>
          <table:table-cell office:value-type="float" office:value="0.90211" calcext:value-type="float">
            <text:p>0.90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" office:value-type="float" office:value="-0.000098829" calcext:value-type="float">
            <text:p>-9.88E-05</text:p>
          </table:table-cell>
          <table:table-cell office:value-type="float" office:value="0.99298" calcext:value-type="float">
            <text:p>0.99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5 Mean and Vari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ample mean</text:p>
          </table:table-cell>
          <table:table-cell office:value-type="string" calcext:value-type="string">
            <text:p>sample variance</text:p>
          </table:table-cell>
          <table:table-cell office:value-type="string" calcext:value-type="string">
            <text:p>population mean</text:p>
          </table:table-cell>
          <table:table-cell office:value-type="string" calcext:value-type="string">
            <text:p>population varianc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.847" calcext:value-type="float">
            <text:p>-2.847</text:p>
          </table:table-cell>
          <table:table-cell office:value-type="float" office:value="8.2799" calcext:value-type="float">
            <text:p>8.2799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.9062" calcext:value-type="float">
            <text:p>-1.9062</text:p>
          </table:table-cell>
          <table:table-cell office:value-type="float" office:value="9.1344" calcext:value-type="float">
            <text:p>9.1344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" office:value-type="float" office:value="-2.0055" calcext:value-type="float">
            <text:p>-2.01E+00</text:p>
          </table:table-cell>
          <table:table-cell office:value-type="float" office:value="8.9455" calcext:value-type="float">
            <text:p>8.9455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6 Probabiliti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aw Probability</text:p>
          </table:table-cell>
          <table:table-cell office:value-type="string" calcext:value-type="string">
            <text:p>Normalized Probability</text:p>
          </table:table-cell>
          <table:table-cell office:value-type="string" calcext:value-type="string">
            <text:p>Numerical Integratio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67436" calcext:value-type="float">
            <text:p>0.67436</text:p>
          </table:table-cell>
          <table:table-cell office:value-type="float" office:value="0.68269" calcext:value-type="float">
            <text:p>0.6826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12:56:56.559224082</meta:creation-date>
    <dc:date>2022-02-23T20:56:01.529118491</dc:date>
    <meta:editing-duration>PT2H20M16S</meta:editing-duration>
    <meta:editing-cycles>3</meta:editing-cycles>
    <meta:generator>LibreOffice/7.2.5.2.0$Linux_X86_64 LibreOffice_project/20$Build-2</meta:generator>
    <meta:document-statistic meta:table-count="1" meta:cell-count="144" meta:object-count="0"/>
  </office:meta>
</office:document-meta>
</file>